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3E1E00004B596110684E.svm"/>
  <manifest:file-entry manifest:media-type="" manifest:full-path="Pictures/200010A000005CE00000531CADF19E56.svm"/>
  <manifest:file-entry manifest:media-type="" manifest:full-path="Pictures/2000000900003B5400004B0A067D17CE.svm"/>
  <manifest:file-entry manifest:media-type="" manifest:full-path="Pictures/200000090000670C000058100E42390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cm" fo:margin-bottom="0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cm" fo:text-align="start" style:justify-single-word="false"/>
    </style:style>
    <style:style style:name="P9" style:family="paragraph" style:parent-style-name="Heading_20_1">
      <style:paragraph-properties fo:text-align="start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ITA feat BLANC</text:p>
      <text:p text:style-name="P1"/>
      <text:p text:style-name="P3"/>
      <text:p text:style-name="P3">TP5 Aero</text:p>
      <text:h text:style-name="P9" text:outline-level="1">I. Modélisation</text:h>
      <text:p text:style-name="P4"/>
      <text:list xml:id="list28411945" text:style-name="L1">
        <text:list-item>
          <text:p text:style-name="P5">Compléter le schéma TI pour faire apparaître la boucle de régulation.</text:p>
        </text:list-item>
      </text:list>
      <text:p text:style-name="Text_20_body"/>
      <text:p text:style-name="Text_20_body"><draw:frame draw:style-name="fr1" draw:name="images1" text:anchor-type="paragraph" svg:x="2.732cm" svg:y="0.261cm" svg:width="11.802cm" svg:height="12.12cm" draw:z-index="0"><draw:image xlink:href="Pictures/2000000900003B5400004B0A067D17CE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0761179" text:continue-numbering="true" text:style-name="L1">
        <text:list-item>
          <text:p text:style-name="P5"><text:soft-page-break/>Placer sur le schéma TI y<text:span text:style-name="T1">1</text:span>, y<text:span text:style-name="T1">2</text:span>, ε, θ et θc que l'on trouvent sur le schéma fonctionnel. </text:p>
        </text:list-item>
      </text:list>
      <text:p text:style-name="P4"/>
      <text:p text:style-name="P3"><draw:frame draw:style-name="fr2" draw:name="images2" text:anchor-type="paragraph" svg:width="9.433cm" svg:height="9.654cm" draw:z-index="1"><draw:image xlink:href="Pictures/2000000900003E1E00004B596110684E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3.Déterminer un modèle du premier ordre (Broïda) de H(p) en utilisant la méthode de simple, pour un échelon de commande de 50% à 80%. La commande de ventilation sera fixée à 65%. </text:p>
      <text:p text:style-name="P6"><draw:frame draw:style-name="fr1" draw:name="images3" text:anchor-type="paragraph" svg:x="2.796cm" svg:y="0.141cm" svg:width="8.924cm" svg:height="5.676cm" draw:z-index="2"><draw:image xlink:href="Pictures/200000090000670C000058100E423906.svm" xlink:type="simple" xlink:show="embed" xlink:actuate="onLoad"/></draw:frame>K=X/Y=50/80=0,63</text:p>
      <text:p text:style-name="P6">T=t1-t0= 9,49,00-9,48,25=0,75</text:p>
      <text:p text:style-name="P6">constente de temps = t2-t1= <text:s/>9,51,55 – 9,49,00 = 2,55</text:p>
      <text:p text:style-name="P6"/>
      <text:p text:style-name="P6"/>
      <text:p text:style-name="P8"><text:span text:style-name="T3">4.</text:span>Donner la fonction de transfert du procédé H(p). </text:p>
      <text:p text:style-name="P8"><text:span text:style-name="T4"/></text:p>
      <text:p text:style-name="P7">H(p)=0,63*exp(0,75)/0,75+2,55</text:p>
      <text:p text:style-name="P8"><text:span text:style-name="T4"/></text:p>
      <text:p text:style-name="P8"><text:span text:style-name="T4"/></text:p>
      <text:p text:style-name="P8"><text:span text:style-name="T4">5.</text:span><text:span text:style-name="T3">Déterminer un modèle du premier ordre (Broïda) de Hz(p) en utilisant la méthode de simple, pour un échelon de commande de 50% à 80%. La commande de chauffage sera fixée à 65%. </text:span></text:p>
      <text:p text:style-name="P8"><text:span text:style-name="T3"/></text:p>
      <text:p text:style-name="P8"><draw:frame draw:style-name="fr3" draw:name="images4" text:anchor-type="paragraph" svg:width="17cm" svg:height="15.212cm" draw:z-index="3"><draw:image xlink:href="Pictures/200010A000005CE00000531CADF19E56.svm" xlink:type="simple" xlink:show="embed" xlink:actuate="onLoad"/></draw:frame><text:soft-page-break/><text:span text:style-name="T3"/></text:p>
      <text:p text:style-name="P8"><text:span text:style-name="T3"/></text:p>
      <text:p text:style-name="P8"><text:span text:style-name="T3"/></text:p>
      <text:p text:style-name="P8"><text:span text:style-name="T3">6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7.Exprimer θ(p) en fonction de y</text:span><text:span text:style-name="T2">1</text:span><text:span text:style-name="T3">, y</text:span><text:span text:style-name="T2">2</text:span><text:span text:style-name="T3">, Hz(p) et H(p). </text:span></text:p>
      <text:p text:style-name="P8"><text:span text:style-name="T3">θ(p)=(y1*H(p))-(y2*H(p))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1 ;Exprimer la fonction de transfert C(p) en fonction du gain A. </text:span></text:p>
      <text:p text:style-name="P8"><text:span text:style-name="T3"/></text:p>
      <text:p text:style-name="P8"><text:soft-page-break/><text:span text:style-name="T3">C(p)=A*1+Ti*p+Ti*Td*p²/Ti*p</text:span></text:p>
      <text:p text:style-name="P8"><text:span text:style-name="T3"><text:s text:c="7"/>=</text:span></text:p>
      <text:p text:style-name="P8"><text:span text:style-name="T3"/></text:p>
      <text:p text:style-name="P8"><text:span text:style-name="T3"/></text:p>
      <text:p text:style-name="P8"><text:span text:style-name="T3">2.Exprimer la fonction de transfert en boucle ouverte T(p) en fonction de A. </text:span></text:p>
      <text:p text:style-name="P8"><text:span text:style-name="T3"/></text:p>
      <text:p text:style-name="P8"><text:span text:style-name="T3">T(p)=C(p)*H(p)</text:span></text:p>
      <text:p text:style-name="P8"><text:span text:style-name="T3">T(p)=(A*1+Ti*p+Ti*Td*p²/Ti*p)*H(p)</text:span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3-06T08:15:37.70</meta:creation-date>
    <dc:date>2020-03-06T10:53:26.21</dc:date>
    <meta:editing-duration>PT2H2M19S</meta:editing-duration>
    <meta:editing-cycles>6</meta:editing-cycles>
    <meta:generator>LibreOffice/3.3$Win32 LibreOffice_project/330m19$Build-202</meta:generator>
    <meta:document-statistic meta:table-count="0" meta:image-count="4" meta:object-count="0" meta:page-count="5" meta:paragraph-count="21" meta:word-count="169" meta:character-count="1041"/>
  </office:meta>
</office:document-meta>
</file>